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125A7BC233D27968D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398in" svg:y="0in" svg:width="5.1354in" svg:height="3.052in" draw:z-index="0"><draw:image xlink:href="Pictures/10000001000001ED00000125A7BC233D27968D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4:30:57.445153748</meta:creation-date>
    <dc:date>2024-01-18T14:31:16.744620983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